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Standard" style:list-style-name="L1">
      <style:text-properties fo:font-weight="normal" style:font-weight-asian="normal" style:font-weight-complex="normal"/>
    </style:style>
    <style:style style:name="P10" style:family="paragraph" style:parent-style-name="Hanging_20_indent" style:list-style-name="L2"/>
    <style:style style:name="P11"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2034006344" text:style-name="L1">
        <text:list-item>
          <text:p text:style-name="P9">Read xml file as a string into a variable</text:p>
        </text:list-item>
        <text:list-item>
          <text:p text:style-name="P9">Use xmlminidom to process the string into “node”s</text:p>
        </text:list-item>
        <text:list-item>
          <text:p text:style-name="P9">Iterate through all board nodes</text:p>
          <text:list>
            <text:list-item>
              <text:p text:style-name="P9">Read vuln, dealer, and boardnum tags</text:p>
            </text:list-item>
            <text:list-item>
              <text:p text:style-name="P9">Create '&lt;div class=”board”&gt;'</text:p>
            </text:list-item>
            <text:list-item>
              <text:p text:style-name="P9">Add div class of “boardnum” with contents being boardnum</text:p>
            </text:list-item>
            <text:list-item>
              <text:p text:style-name="P9">Iterate through hands</text:p>
              <text:list>
                <text:list-item>
                  <text:p text:style-name="P9">Create '&lt;div&gt;'s of class hand direction for CSS to position correctly.</text:p>
                </text:list-item>
                <text:list-item>
                  <text:p text:style-name="P9">If direction is vuln then add '&lt;div class=”vulnerable”&gt;Vulnerable&lt;/div&gt;'</text:p>
                </text:list-item>
                <text:list-item>
                  <text:p text:style-name="P9">If direction is dealer then add '&lt;div class=”dealer”&gt;Dealer&lt;div&gt;'</text:p>
                </text:list-item>
                <text:list-item>
                  <text:p text:style-name="P9">Iterate through Suites</text:p>
                  <text:list>
                    <text:list-item>
                      <text:p text:style-name="P9">Create '&lt;div&gt;'s of class suite name with the card nums</text:p>
                    </text:list-item>
                  </text:list>
                </text:list-item>
              </text:list>
            </text:list-item>
            <text:list-item>
              <text:p text:style-name="P9">End “board” div</text:p>
            </text:list-item>
            <text:list-item>
              <text:p text:style-name="P9">Create table with class “results” to hold results</text:p>
            </text:list-item>
            <text:list-item>
              <text:p text:style-name="P9">Iterate through Result nodes</text:p>
              <text:list>
                <text:list-item>
                  <text:p text:style-name="P9">Create table rows for each result</text:p>
                </text:list-item>
              </text:list>
            </text:list-item>
            <text:list-item>
              <text:p text:style-name="P9">End table of results</text:p>
            </text:list-item>
          </text:list>
        </text:list-item>
        <text:list-item>
          <text:p text:style-name="P9">Output html header with style sheet, result from 3, and footer to file.</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921525441" text:style-name="L2">
        <text:list-item>
          <text:p text:style-name="P10"><text:soft-page-break/>something of type xml-isnodelist</text:p>
        </text:list-item>
        <text:list-item>
          <text:p text:style-name="P10">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245565314" text:continue-numbering="true" text:style-name="L2">
        <text:list-item>
          <text:p text:style-name="P10">something of type xml-isnode</text:p>
        </text:list-item>
        <text:list-item>
          <text:p text:style-name="P11">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8"><text:soft-page-break/>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3</text:page-number> of <text:page-count>4</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4T19:54:20</dc:date>
    <dc:creator>Edward Flick</dc:creator>
    <meta:editing-duration>PT32H29M55S</meta:editing-duration>
    <meta:editing-cycles>73</meta:editing-cycles>
    <meta:generator>OpenOffice.org/3.2$Linux OpenOffice.org_project/320m12$Build-9483</meta:generator>
    <meta:document-statistic meta:table-count="0" meta:image-count="0" meta:object-count="0" meta:page-count="4" meta:paragraph-count="65" meta:word-count="954" meta:character-count="6281"/>
  </office:meta>
</office:document-meta>
</file>